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8c4" officeooo:paragraph-rsid="00290a44"/>
    </style:style>
    <style:style style:name="P2" style:family="paragraph" style:parent-style-name="Standard">
      <style:text-properties style:font-name="arial" fo:font-size="10pt" officeooo:rsid="00113b61" officeooo:paragraph-rsid="0022ad03" style:font-size-asian="10pt" style:font-size-complex="10pt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10pt" officeooo:rsid="004b80d6" officeooo:paragraph-rsid="00219136" style:font-size-asian="10pt" style:font-size-complex="10pt"/>
    </style:style>
    <style:style style:name="P4" style:family="paragraph" style:parent-style-name="Standard">
      <style:text-properties style:font-name="arial" fo:font-size="10pt" officeooo:rsid="00113b61" officeooo:paragraph-rsid="001f98c4" style:font-size-asian="10pt" style:font-size-complex="10pt"/>
    </style:style>
    <style:style style:name="T1" style:family="text">
      <style:text-properties officeooo:rsid="00283b50"/>
    </style:style>
    <style:style style:name="T2" style:family="text">
      <style:text-properties officeooo:rsid="00290a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ola" text:name="py3o.document.hola"/>
      </text:user-field-decls>
      <text:p text:style-name="P3"/>
      <text:p text:style-name="P2"/>
      <text:p text:style-name="P1"><text:span text:style-name="T1">Este es mi primer ejemplo de reporte utilizando python, </text:span><text:s/><text:span text:style-name="T2">py3o y libreoffice</text:span></text:p>
      <text:p text:style-name="P1"/>
      <text:p text:style-name="P1"><text:user-field-get text:name="py3o.document.hola">hola</text:user-field-ge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33:56.629095150</meta:creation-date>
    <dc:date>2018-12-04T15:13:06.367856217</dc:date>
    <meta:editing-duration>PT31M1S</meta:editing-duration>
    <meta:editing-cycles>11</meta:editing-cycles>
    <meta:generator>LibreOffice/5.2.7.2$Linux_X86_64 LibreOffice_project/20m0$Build-2</meta:generator>
    <meta:document-statistic meta:table-count="0" meta:image-count="0" meta:object-count="0" meta:page-count="1" meta:paragraph-count="2" meta:word-count="13" meta:character-count="79" meta:non-whitespace-character-count="67"/>
  </office:meta>
</office:document-meta>
</file>